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miri" svg:font-family="Amiri" style:font-pitch="variable"/>
    <style:font-face style:name="Noto Naskh Arabic" svg:font-family="'Noto Naskh Arabic'" style:font-pitch="variable"/>
    <style:font-face style:name="mry_KacstQurn" svg:font-family="mry_KacstQu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4pt" style:font-size-asian="14pt" style:font-name-complex="mry_KacstQurn" style:font-size-complex="14pt" style:language-complex="ar" style:country-complex="EG"/>
    </style:style>
    <style:style style:name="P2" style:family="paragraph" style:parent-style-name="Standard">
      <style:paragraph-properties fo:text-align="end" style:justify-single-word="false" style:writing-mode="rl-tb"/>
    </style:style>
    <style:style style:name="P3" style:family="paragraph" style:parent-style-name="Standard">
      <style:paragraph-properties fo:text-align="end" style:justify-single-word="false" style:writing-mode="rl-tb"/>
      <style:text-properties style:font-name="Amiri" fo:font-size="14pt" style:font-size-asian="14pt" style:font-name-complex="Amiri" style:font-size-complex="14pt" style:language-complex="ar" style:country-complex="EG"/>
    </style:style>
    <style:style style:name="P4" style:family="paragraph" style:parent-style-name="Standard">
      <style:paragraph-properties fo:text-align="end" style:justify-single-word="false" style:writing-mode="rl-tb"/>
      <style:text-properties style:font-name="Amiri" fo:font-size="14pt" fo:font-weight="bold" officeooo:paragraph-rsid="00221a96" style:font-size-asian="14pt" style:font-weight-asian="bold" style:font-name-complex="Amiri" style:font-size-complex="14pt" style:language-complex="ar" style:country-complex="EG" style:font-weight-complex="bold"/>
    </style:style>
    <style:style style:name="T1" style:family="text">
      <style:text-properties officeooo:rsid="0022c342"/>
    </style:style>
    <style:style style:name="T2" style:family="text">
      <style:text-properties style:font-name="Amiri" fo:font-size="14pt" style:font-size-asian="14pt" style:font-name-complex="Amiri" style:font-size-complex="14pt" style:language-complex="ar" style:country-complex="EG"/>
    </style:style>
    <style:style style:name="T3" style:family="text">
      <style:text-properties style:font-name="Amiri" fo:font-size="14pt" officeooo:rsid="0022c342" style:font-size-asian="14pt" style:font-name-complex="Amiri" style:font-size-complex="14pt" style:language-complex="ar" style:country-complex="EG"/>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الجاحظ</text:p>
      <text:p text:style-name="P3">ولد في مدينة البصرة</text:p>
      <text:p text:style-name="P3"/>
      <text:p text:style-name="P3">نشأ فقيرًا، وكان دميمًا قبيحًا جاحظ العينين عرف عنه خفة الروح وميله إلى الهزل والفكاهة، ومن ثم كانت كتاباته على اختلاف مواضيعها لا تخلو من الهزل والتهكم. طلب العلم في سن مبكّرة، فقرأ القرآن ومبادئ اللغة على شيوخ بلده، ولكن اليتم والفقر حال دون تفرغه لطلب العلم، فصار يبيع السمك والخبز في النهار، ويكتري دكاكين الورّاقين في الليل فكان يقرأ منها ما يستطيع قراءته.</text:p>
      <text:p text:style-name="P2"><text:span text:style-name="T2">كانت ولادة الجاحظ في خلافة المهدي ثالث الخلفاء العباسيين سنة </text:span><text:span text:style-name="T3">١٥٠</text:span><text:span text:style-name="T2"> هـ وقيل </text:span><text:span text:style-name="T3">١٥٩</text:span><text:span text:style-name="T2"> هـ وقيل</text:span><text:span text:style-name="T3">١٦٣</text:span><text:span text:style-name="T2"> هـ، وتوفي في خلافة المهتدي بالله سنة </text:span><text:span text:style-name="T3">٢٥٥</text:span><text:span text:style-name="T2"> هجرية، فعاصر بذلك </text:span><text:span text:style-name="T3">١٢</text:span><text:span text:style-name="T2"> خليفة عباسيًا هم : المهدي والهادي والرشيد والأمين والمأمون والمعتصم والواثق والمتوكل والمنتصر والمستعين والمعتز والمهتدي بالله، وعاش القرن الذي كانت فيه الثقافة العربية في ذروة ازدهارها.</text:span></text:p>
      <text:p text:style-name="P3">أخذ علم اللغة العربية وآدابها على أبي عبيدة مؤلف كتاب نقائض جرير والفرزدق، والأصمعي الراوية المشهور صاحب الأصمعيات وأبي زيد الأنصاري، ودرس النحو على الأخفش، وعلم الكلام على يد ابراهيم بن سيار بن هانئ النظام البصري .</text:p>
      <text:p text:style-name="P3">كان متصلا - بالإضافة لاتصاله للثقافة العربية - بالثقافات غير العربية كالفارسية واليونانية والهندية، عن طريق قراءة أعمال مترجمة أو مناقشة المترجمين أنفسهم، كحنين بن إسحق وسلمويه، وربما كان يُجيد اللغة الفارسية لأنه دوّن في كتابه المحاسن والأضداد بعض النصوص باللغة الفارسية.</text:p>
      <text:p text:style-name="P3">توجه إلى بغداد، وفيها تميز وبرز، وتصدّر للتدريس، وتولّى ديوان الرسائل للخليفة المأمون.</text:p>
      <text:p text:style-name="P3">ثقافته</text:p>
      <text:p text:style-name="P3">جزء من سلسلة مقالات حول</text:p>
      <text:p text:style-name="P3">كان للجاحظ منذ نعومة أظفاره ميلٌ واضحٌ ونزوعٌ عارمٌ إلى القراءة والمطالعة حَتَّى ضَجِرَتْ أُمُّهُ وتبرَّئت منه. وظلَّ هذا الميل ملازماً له طيلة عمره، حتَّى إنَّه فيما اشتُهِرَ عنه لم يكن يقنع أو يكتفي بقراءة الكتاب والكتابين في اليوم الواحد، بل كان يكتري دكاكين الورَّاقين ويبيت فيها للقراءة والنَّظر ويورد ياقوت الحموي قولًا لأبي هفَّان ـ وهو من معاصريه ومعاش ـ يدلُّ على مدى نَهَمِ الجاحظ بالكتب، يقول فيه : « لم أر قطُّ ولا سمعت من أحبَّ الكتب والعلوم أكثر من الجاحظ، فإنَّه لم يقع بيده كتاب قَطُّ إلا استوفى قراءته كائنًا ما كان ولا عَجَبَ إذ ذاك في أن يُفْرِد الصَّفحات الطِّوال مرَّات عدَّة في كتبه، للحديث عن فوائد الكتب وفضائلها ومحاسنها. والحقُّ أنَّه كان أشبه بآلة مصوِّرةٍ، فليس هناك شيءٌ يقرؤه إلا ويرتسم في ذهنه، ويظلُّ في ذاكرته آمادًا متطاولة.</text:p>
      <text:p text:style-name="P3"><text:soft-page-break/></text:p>
      <text:p text:style-name="P3">ولكن الجاحظ لم يقصر مصادر فكره ومعارفه على الكتب، وخاصَّةً أنَّ ذلك عادةٌ مذمومةٌ فيما أخبرنا هو ذاته وأخبرنا كثيرون غيره، إذ العلم الحقُّ لا يؤخذ إلا عن معلم، فتتلمذ على أيدي كثيرٍ من المعلمين العلماء واغتنى فكره من اتصاله بهم، وهو وإن لم يتَّفق مع بعضهم أو لم يرض عن فكرهم فإنَّهُ أقرَّ بفضل الجميع ونقل عنهم وذكرهم مرارًا بين طيات كتبه».</text:p>
      <text:p text:style-name="P3">لقد تكوَّنَتْ لدى الجاحظ ثقافةٌ هائلةٌ ومعارفُ طائلةٌ عن طريق التحاقه بحلقات العلم المسجديَّة التي كانت تجتمع لمناقشة عددٍ كبيرٍ وواسعٍ من الأسئلة، وبمتابعة محاضرات أكثر الرِّجال علمًا في تلك الأيَّام، في فقه اللغة وفقه النَّحو والشِّعر، وسرعان ما حصَّل الأستاذيَّة الحقيقيَّة في اللغة العربيَّة بوصفها ثقافةً تقليديَّة، وقد مَكنَّهُ ذكاؤُه الحادُّ من ولوج حلقات المعتزلة المهتمّين بعلم الكلام.</text:p>
      <text:p text:style-name="P3"/>
      <text:p text:style-name="P3">ونظرًا لسعة علمه وكثرة معارفه وَصَفَهُ ابن يزداد بقوله: هو نسيج وَحْدِهِ في جميع العلوم؛ علم الكلام، والأخبار، والفتيا، والعربيَّة، وتأويل القرآن، وأيَّام العرب، مع ما فيه من الفصاحة.</text:p>
      <text:p text:style-name="P3">وإن كان معاصرو الجاحظ من العلماء، على موسوعيَّة ثقافتهم، أقرب إلى التَّخصص بالمعنى المعاصر، فإن «تردُّد الجاحظ على حلقات التَّدريس المختلفة قد نجَّاه من عيب معاصريه ذوي الاختصاص الضَّيِّقِ. فهو بدرسه العلوم النقليَّة قد ارتفع فوق مستوى الكُتَّاب ذوي الثَّقافة الأجنبيَّة في أساسها القليلة النَّصيب من العربيَّة وغير الإسلاميَّة البتَّة»، ولذلك «لم يكتف بالتردُّد على أوساطٍ معيَّنةٍ بغية التَّعمق في مادَّة اختارها بل لازمَ كلَّ المجامع، وحضر جميع الدُّروس، واشترك في مناقشات العلماء المسجديين، وأطال الوقوف في المربد ليستمع إلى كلام الأعراب، ونضيف إلى جانب هذا التكوين، الذي لم يعد له طابع مدرسي محدود، المحادثات التي جرت بينه وبين معاصريه وأساتيذته في مختلف المواضيع» وكان من أفضل الكتاب في ذلك الوقت.</text:p>
      <text:p text:style-name="P3">أساتذة الجاحظ</text:p>
      <text:p text:style-name="P3"/>
      <text:p text:style-name="P3">أما أساتذة الجاحظ الذي تتلمذ على ايديهم وَرَوَى عنهم في مختلف العلوم والمعارف فهم كثيرون جدًا، وهم معظم علماء البصرة إبَّان حياته، المظنون أنَّ الجاحظ لم ينقطع عن حضور حلقاتهم. ولكنَّ مترجميه يكتفون بقائمةٍ صغيرةٍ منهم غالبًا ما تقتصر على العلماء الأَجِلَّة المشهورين. ومهما يكن من أمر، وبناءً على بعض المصادر، نستطيع القول: إنَّ أهمَّ هؤلاء الأساتذة هم:</text:p>
      <text:p text:style-name="P3"/>
      <text:p text:style-name="P3"><text:soft-page-break/><text:s text:c="4"/>ـ في ميدان علوم اللغة والأدب والشِّعر والرِّواية: أبو عبيدة معمر بن المثنَّى والأصمعي وأبو زيد بن أوس الأنصاري ومحمد بن زياد بن الأعرابي وخلف الأحمر وأبو عمرو الشَّيباني وأبو الحسن الأخفش وعلي بن محمد المدائني و زيد بن كثوة التميمي</text:p>
      <text:p text:style-name="P3"/>
      <text:p text:style-name="P3"><text:s text:c="4"/>ـ في علوم الفقه والحديث: أبو يوسف يعقوب بن إبراهيم القاضي ويزيد بن هارون والسري بن عبدويه والحجَّاج بن محمد بن حماد بن سلمه بالإضافة إلى ثمامة بن الأشرس الذي لازمه الجاحظ في بغداد.</text:p>
      <text:p text:style-name="P2"><text:span text:style-name="T2"><text:s text:c="4"/>ـ في الاعتزال وعلم الكلام: أبو الهذيل العلاف والنظام ومويس بن عمران وضرار بن عمرو والكندي وبشر بن المعتمر الهلالي وثمامة بن أشرس النُّميري(</text:span><text:span text:style-name="T3">١٧</text:span><text:span text:style-name="T2">).</text:span></text:p>
      <text:p text:style-name="P3"/>
      <text:p text:style-name="P3">وثَمَّةَ علماء ومفكرون آخرون لا تقلُّ أهمِّيَّتهم عن هؤلاء، والجاحظ ذاته لم يَغفل عن ذكر معظمهم.</text:p>
      <text:p text:style-name="P3">وإذا ما أضفنا إلى ذلك أصالة الجاحظ ونبوغه وألمعيَّته واتِّقاد قريحته، وجليل إسهامه وإبداعاته وجدناه يستحقُّ بجدارةٍ كاملةٍ كلَّ ما قاله فيه مريدوه ومحبُّوه والمعجبون به من تقريظاتٍ ساحرةٍ باهرةٍ، تكاد تبدو لمن لم يطَّلع على آثار الجاحظ وحياته وفكره أنَّها محض مبالغات. ومما أورده ياقوت الحموي، ويوجز فيه لنا ما سبق بلفظٍ أنيقٍ وتعبيرٍ رشيقٍ قوله: «أبو عثمان الجاحظ، خطيبُ المسلمين، وشيخُ المتكلِّمين، ومَدْرَهُ المتقدمين والمتأخِّرين. إن تكلَّم حكى سحبان في البلاغة، وإن ناظر ضارع النَّظَّام في الجدال، وإن جدَّ خرج في مسك عامر بن عبد قيس، وإن هَزَلَ زاد على مزبد، حبيب القلوب، ومزاج الأرَّواح، وشيخ الأدب، ولسان العرب، كتبه رياضٌ زاهرةٌ، ورسائله أفنانٌ مثمرةٌ، ما نازعه منازعٌ إلا رشاه أنفاً، ولا تعرَّض له منقوصٌ إلا قدَّم له التَّواضع استبقاءً. الخلفاء تعرفه، والأمراء تصافيه وتنادمه، والعلماء تأخذ عنه، والخاصَّة تسلِّم له، والعامَّة تحبُّه. جَمَعَ بَيْنَ اللسان والقلم، وبَيْنَ الفطنة والعلم، وبين الرأي والأدب، وبين النثر والنظم، وبين الذكاء والفهم، طال عمره، وفشت حكمته، وظهرت خلَّته، ووطئ الرِّجال عقبه، وتهادوا أدبه، وافتخروا بالانتساب إليه.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miri" svg:font-family="Amiri" style:font-pitch="variable"/>
    <style:font-face style:name="Noto Naskh Arabic" svg:font-family="'Noto Naskh Arabic'" style:font-pitch="variable"/>
    <style:font-face style:name="mry_KacstQurn" svg:font-family="mry_KacstQu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6T09:15:40.741599761</meta:creation-date>
    <dc:date>2022-05-18T14:45:52.615938614</dc:date>
    <meta:editing-duration>PT4M14S</meta:editing-duration>
    <meta:editing-cycles>2</meta:editing-cycles>
    <meta:generator>LibreOffice/6.4.7.2$Linux_X86_64 LibreOffice_project/40$Build-2</meta:generator>
    <meta:document-statistic meta:table-count="0" meta:image-count="0" meta:object-count="0" meta:page-count="3" meta:paragraph-count="21" meta:word-count="957" meta:character-count="5453" meta:non-whitespace-character-count="4504"/>
  </office:meta>
</office:document-meta>
</file>